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16A41DC399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75d70" officeooo:paragraph-rsid="00175d70" style:font-style-asian="italic" style:font-weight-asian="bold" style:font-style-complex="italic" style:font-weight-complex="bold"/>
    </style:style>
    <style:style style:name="T1" style:family="text">
      <style:text-properties officeooo:rsid="0018b5d2"/>
    </style:style>
    <style:style style:name="T2" style:family="text">
      <style:text-properties officeooo:rsid="0019c5c8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<text:span text:style-name="T2">Objetos.</text:span> </text:p>
      <text:p text:style-name="P1"/>
      <text:p text:style-name="P1"><draw:frame draw:style-name="fr1" draw:name="Figura18" text:anchor-type="as-char" svg:width="15.9cm" style:rel-width="100%" svg:height="9.775cm" style:rel-height="scale" draw:z-index="0"><draw:image xlink:href="Pictures/10000000000002110000016A41DC399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8-17T14:56:05.436000000</dc:date>
    <meta:editing-duration>PT3M13S</meta:editing-duration>
    <meta:editing-cycles>4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2" meta:word-count="3" meta:character-count="21" meta:non-whitespace-character-count="18"/>
  </office:meta>
</office:document-meta>
</file>